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98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ld_type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W0</text:p>
          </table:table-cell>
          <table:table-cell office:value-type="string" calcext:value-type="string">
            <text:p>Not Applicable (Seamless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Furnace Butt Weld 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Electric Resistance Weld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W3a</text:p>
          </table:table-cell>
          <table:table-cell office:value-type="string" calcext:value-type="string">
            <text:p>Electric Fusion -Single Butt Weld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W3a_spot</text:p>
          </table:table-cell>
          <table:table-cell office:value-type="string" calcext:value-type="string">
            <text:p>Electric Fusion -Single Butt Weld with Spot Radiograph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3a_full</text:p>
          </table:table-cell>
          <table:table-cell office:value-type="string" calcext:value-type="string">
            <text:p>Electric Fusion – Single Butt Weld with 100% Radi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b</text:p>
          </table:table-cell>
          <table:table-cell office:value-type="string" calcext:value-type="string">
            <text:p>Electric Fusion - Double Butt Weld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W3b_spot</text:p>
          </table:table-cell>
          <table:table-cell office:value-type="string" calcext:value-type="string">
            <text:p>Electric Fusion - Double Butt Weld with spot radiograph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3b_full</text:p>
          </table:table-cell>
          <table:table-cell office:value-type="string" calcext:value-type="string">
            <text:p>Electric Fusion - Double Butt Weld with 100% radi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API 5L Pip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W4_full</text:p>
          </table:table-cell>
          <table:table-cell office:value-type="string" calcext:value-type="string">
            <text:p>API 5L Pipe with 100% radiograph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1:27:50.732080870</meta:creation-date>
    <dc:date>2018-04-23T01:38:59.517417375</dc:date>
    <meta:editing-duration>PT11M9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